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47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000000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1.016cm"/>
    </style:style>
    <style:style style:name="gr5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1.02cm"/>
    </style:style>
    <style:style style:name="gr7" style:family="graphic" style:parent-style-name="objectwithoutfill">
      <style:graphic-properties draw:stroke="dash" draw:stroke-dash="Fine_20_Dashed" svg:stroke-width="0.102cm" svg:stroke-color="#808080" draw:marker-start-width="0.353cm" draw:marker-end-width="0.353cm" draw:fill="none" draw:textarea-vertical-align="middle" fo:padding-top="0.176cm" fo:padding-bottom="0.176cm" fo:padding-left="0.301cm" fo:padding-right="0.301cm"/>
    </style:style>
    <style:style style:name="gr8" style:family="graphic" style:parent-style-name="objectwithoutfill">
      <style:graphic-properties svg:stroke-width="0.102cm" draw:marker-start-width="0.353cm" draw:marker-end="Arrow" draw:marker-end-width="0.559cm" draw:fill="none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svg:stroke-width="0.102cm" svg:stroke-color="#000000" draw:marker-start-width="0.353cm" draw:marker-end-width="0.353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10" style:family="graphic" style:parent-style-name="objectwithoutfill">
      <style:graphic-properties svg:stroke-width="0.254cm" draw:marker-start-width="0.579cm" draw:marker-end-width="0.579cm" draw:fill="none" draw:fill-color="#ffffff" draw:textarea-vertical-align="middle" fo:padding-top="0.25cm" fo:padding-bottom="0.25cm" fo:padding-left="0.375cm" fo:padding-right="0.375cm"/>
    </style:style>
    <style:style style:name="gr11" style:family="graphic" style:parent-style-name="objectwithoutfill">
      <style:graphic-properties svg:stroke-width="0.254cm" draw:marker-start-width="0.581cm" draw:marker-end-width="0.581cm" draw:fill="none" draw:fill-color="#ffffff" draw:textarea-vertical-align="middle" fo:padding-top="0.252cm" fo:padding-bottom="0.252cm" fo:padding-left="0.377cm" fo:padding-right="0.377cm"/>
    </style:style>
    <style:style style:name="gr12" style:family="graphic" style:parent-style-name="standard">
      <style:graphic-properties svg:stroke-width="0.254cm" svg:stroke-color="#000000" draw:marker-start-width="0.581cm" draw:marker-end-width="0.581cm" draw:fill="none" draw:fill-color="#ffffff" draw:textarea-horizontal-align="justify" draw:textarea-vertical-align="middle" draw:auto-grow-height="false" fo:padding-top="0.252cm" fo:padding-bottom="0.252cm" fo:padding-left="0.377cm" fo:padding-right="0.377cm"/>
    </style:style>
    <style:style style:name="gr13" style:family="graphic" style:parent-style-name="standard">
      <style:graphic-properties svg:stroke-color="#000000" draw:fill="solid" draw:fill-color="#cccccc" draw:textarea-horizontal-align="justify" draw:textarea-vertical-align="middle" draw:auto-grow-height="false"/>
    </style:style>
    <style:style style:name="gr14" style:family="graphic" style:parent-style-name="standard">
      <style:graphic-properties svg:stroke-color="#000000" draw:fill="solid" draw:fill-color="#999999" draw:textarea-vertical-align="middle" draw:auto-grow-height="false" fo:min-height="0.749cm" fo:min-width="0.499cm"/>
    </style:style>
    <style:style style:name="gr15" style:family="graphic" style:parent-style-name="standard">
      <style:graphic-properties svg:stroke-color="#000000" draw:fill="solid" draw:fill-color="#cccccc" draw:textarea-vertical-align="middle" draw:auto-grow-height="false" fo:min-height="0.749cm" fo:min-width="0.499cm"/>
    </style:style>
    <style:style style:name="gr16" style:family="graphic" style:parent-style-name="objectwithoutfill">
      <style:graphic-properties svg:stroke-color="#000000" draw:fill="none" draw:fill-color="#ffffff" draw:textarea-vertical-align="middle"/>
    </style:style>
    <style:style style:name="gr17" style:family="graphic" style:parent-style-name="standard">
      <style:graphic-properties svg:stroke-color="#000000" draw:fill="solid" draw:fill-color="#dddddd" draw:textarea-horizontal-align="justify" draw:textarea-vertical-align="middle" draw:auto-grow-height="false"/>
    </style:style>
    <style:style style:name="gr18" style:family="graphic" style:parent-style-name="standard">
      <style:graphic-properties draw:stroke="solid" draw:stroke-dash="Fine_20_Dashed" svg:stroke-width="0.1cm" svg:stroke-color="#000000" draw:marker-end="Arrow" draw:marker-end-width="0.559cm" draw:fill="none" draw:textarea-vertical-align="middle" fo:padding-top="0.175cm" fo:padding-bottom="0.175cm" fo:padding-left="0.3cm" fo:padding-right="0.3cm"/>
    </style:style>
    <style:style style:name="gr19" style:family="graphic" style:parent-style-name="objectwithoutfill">
      <style:graphic-properties svg:stroke-width="0.1cm" draw:marker-start="Arrow" draw:marker-start-width="0.559cm" draw:marker-end="Arrow" draw:marker-end-width="0.559cm" draw:fill="none" draw:textarea-vertical-align="middle" fo:padding-top="0.175cm" fo:padding-bottom="0.175cm" fo:padding-left="0.3cm" fo:padding-right="0.3cm"/>
    </style:style>
    <style:style style:name="gr20" style:family="graphic" style:parent-style-name="objectwithoutfill">
      <style:graphic-properties svg:stroke-width="0.1cm" draw:marker-start-width="0.35cm" draw:marker-end="Arrow" draw:marker-end-width="0.559cm" draw:fill="none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color="#000000" draw:fill="none" draw:fill-color="#ffffff" fo:min-height="0.635cm"/>
    </style:style>
    <style:style style:name="gr22" style:family="graphic" style:parent-style-name="standard">
      <style:graphic-properties svg:stroke-width="0cm" svg:stroke-color="#000000" draw:marker-start-width="0.199cm" draw:marker-end-width="0.199cm" draw:fill="solid" draw:fill-color="#ffffff" draw:textarea-horizontal-align="justify" draw:textarea-vertical-align="middle" draw:auto-grow-height="false" fo:min-height="0cm" fo:min-width="0cm" fo:padding-top="0.124cm" fo:padding-bottom="0.124cm" fo:padding-left="0.249cm" fo:padding-right="0.249cm"/>
    </style:style>
    <style:style style:name="gr23" style:family="graphic" style:parent-style-name="standard">
      <style:graphic-properties draw:stroke="none" svg:stroke-width="0cm" svg:stroke-color="#000000" draw:marker-start-width="0.199cm" draw:marker-end-width="0.199cm" draw:fill="none" draw:fill-color="#ffffff" fo:min-height="1.593cm"/>
    </style:style>
    <style:style style:name="gr24" style:family="graphic" style:parent-style-name="standard">
      <style:graphic-properties draw:stroke="none" svg:stroke-width="0cm" svg:stroke-color="#000000" draw:marker-start-width="0.199cm" draw:marker-end-width="0.199cm" draw:fill="solid" draw:fill-color="#000000" draw:textarea-horizontal-align="center" draw:textarea-vertical-align="middle" fo:min-height="3.132cm" draw:shadow="hidden"/>
    </style:style>
    <style:style style:name="gr25" style:family="graphic" style:parent-style-name="standard">
      <style:graphic-properties draw:stroke="none" svg:stroke-color="#000000" draw:fill="none" draw:fill-color="#ffffff" fo:min-height="1.274cm"/>
    </style:style>
    <style:style style:name="gr26" style:family="graphic" style:parent-style-name="objectwithoutfill">
      <style:graphic-properties svg:stroke-width="0.254cm" svg:stroke-color="#ff3333" draw:marker-start-width="0.579cm" draw:marker-end-width="0.579cm" draw:fill="none" draw:fill-color="#ffffff" draw:textarea-vertical-align="middle" fo:padding-top="0.25cm" fo:padding-bottom="0.25cm" fo:padding-left="0.375cm" fo:padding-right="0.375cm"/>
    </style:style>
    <style:style style:name="gr27" style:family="graphic" style:parent-style-name="objectwithoutfill">
      <style:graphic-properties svg:stroke-width="0.254cm" svg:stroke-color="#ff3333" draw:marker-start-width="0.581cm" draw:marker-end-width="0.581cm" draw:fill="none" draw:fill-color="#ffffff" draw:textarea-vertical-align="middle" fo:padding-top="0.252cm" fo:padding-bottom="0.252cm" fo:padding-left="0.377cm" fo:padding-right="0.377cm"/>
    </style:style>
    <style:style style:name="gr28" style:family="graphic" style:parent-style-name="standard">
      <style:graphic-properties svg:stroke-width="0.254cm" svg:stroke-color="#ff3333" draw:marker-start-width="0.581cm" draw:marker-end-width="0.581cm" draw:fill="none" draw:fill-color="#ffffff" draw:textarea-horizontal-align="justify" draw:textarea-vertical-align="middle" draw:auto-grow-height="false" fo:padding-top="0.252cm" fo:padding-bottom="0.252cm" fo:padding-left="0.377cm" fo:padding-right="0.377cm"/>
    </style:style>
    <style:style style:name="gr29" style:family="graphic" style:parent-style-name="standard">
      <style:graphic-properties draw:stroke="none" svg:stroke-color="#ff3333" draw:fill="none" draw:fill-color="#ffffff" fo:min-height="1.147cm"/>
    </style:style>
    <style:style style:name="gr30" style:family="graphic" style:parent-style-name="standard">
      <style:graphic-properties draw:stroke="none" svg:stroke-color="#ff3333" draw:fill="none" draw:fill-color="#ffffff" fo:min-height="1.02cm"/>
    </style:style>
    <style:style style:name="gr31" style:family="graphic" style:parent-style-name="standard">
      <style:graphic-properties draw:stroke="dash" draw:stroke-dash="Fine_20_Dashed" svg:stroke-color="#ff3333" draw:fill="none" draw:textarea-horizontal-align="justify" draw:textarea-vertical-align="middle" draw:auto-grow-height="false"/>
    </style:style>
    <style:style style:name="gr32" style:family="graphic" style:parent-style-name="standard">
      <style:graphic-properties svg:stroke-width="0.102cm" svg:stroke-color="#ff3333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3" style:family="graphic" style:parent-style-name="objectwithoutfill">
      <style:graphic-properties svg:stroke-width="0.102cm" svg:stroke-color="#ff3333" draw:marker-start-width="0.352cm" draw:marker-end="Arrow" draw:marker-end-width="0.559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style:paragraph-properties fo:text-align="center"/>
      <style:text-properties fo:font-size="66pt" fo:font-weight="normal" style:font-size-asian="66pt" style:font-weight-asian="normal" style:font-size-complex="66pt" style:font-weight-complex="normal"/>
    </style:style>
    <style:style style:name="P6" style:family="paragraph">
      <style:paragraph-properties fo:text-align="center"/>
      <style:text-properties fo:color="#666666" fo:font-size="22pt" fo:font-weight="bold" style:font-size-asian="22pt" style:font-weight-asian="bold" style:font-size-complex="22pt" style:font-weight-complex="bold"/>
    </style:style>
    <style:style style:name="P7" style:family="paragraph">
      <style:paragraph-properties fo:text-align="center"/>
      <style:text-properties fo:color="#ff3333" fo:font-size="22pt" fo:font-weight="bold" style:font-size-asian="22pt" style:font-weight-asian="bold" style:font-size-complex="22pt" style:font-weight-complex="bold"/>
    </style:style>
    <style:style style:name="P8" style:family="paragraph">
      <style:paragraph-properties fo:text-align="center"/>
      <style:text-properties fo:color="#ff3333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666666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3333"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ff3333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1.176cm" svg:height="1.397cm" svg:x="1.389cm" svg:y="1.79cm">
          <draw:text-box>
            <text:p text:style-name="P1"><text:span text:style-name="T1">Vulnerabilities</text:span></text:p>
          </draw:text-box>
        </draw:frame>
        <draw:g xml:id="id1" draw:id="id1">
          <draw:g>
            <draw:g>
              <draw:custom-shape draw:style-name="gr2" draw:text-style-name="P1" draw:layer="layout" svg:width="5.334cm" svg:height="8.128cm" svg:x="25.643cm" svg:y="9.892cm">
                <text:p/>
  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frame draw:style-name="gr1" draw:text-style-name="P2" draw:layer="layout" svg:width="3.048cm" svg:height="1.397cm" svg:x="26.151cm" svg:y="13.067cm">
                <draw:text-box>
                  <text:p><text:span text:style-name="T1">Server</text:span></text:p>
                </draw:text-box>
              </draw:frame>
            </draw:g>
            <draw:g>
              <draw:custom-shape draw:style-name="gr3" draw:text-style-name="P1" draw:layer="layout" svg:width="2.54cm" svg:height="2.413cm" svg:x="31.598cm" svg:y="12.278cm">
                <text:p/>
                <draw:enhanced-geometry svg:viewBox="0 0 21600 21600" draw:text-areas="0 0 21600 21600" draw:type="circular-arrow" draw:modifiers="180 151.323565458287 9509.76261726659" draw:enhanced-path="B ?f3 ?f3 ?f20 ?f20 ?f19 ?f18 ?f17 ?f16 W 0 0 21600 21600 ?f9 ?f8 ?f11 ?f10 L ?f24 ?f23 ?f36 ?f35 ?f29 ?f28 Z N">
                  <draw:equation draw:name="f0" draw:formula="$0 "/>
                  <draw:equation draw:name="f1" draw:formula="$1 "/>
                  <draw:equation draw:name="f2" draw:formula="$2 "/>
                  <draw:equation draw:name="f3" draw:formula="10800+$2 "/>
                  <draw:equation draw:name="f4" draw:formula="10800*sin($0 *(pi/180))"/>
                  <draw:equation draw:name="f5" draw:formula="10800*cos($0 *(pi/180))"/>
                  <draw:equation draw:name="f6" draw:formula="10800*sin($1 *(pi/180))"/>
                  <draw:equation draw:name="f7" draw:formula="10800*cos($1 *(pi/180))"/>
                  <draw:equation draw:name="f8" draw:formula="?f4 +10800"/>
                  <draw:equation draw:name="f9" draw:formula="?f5 +10800"/>
                  <draw:equation draw:name="f10" draw:formula="?f6 +10800"/>
                  <draw:equation draw:name="f11" draw:formula="?f7 +10800"/>
                  <draw:equation draw:name="f12" draw:formula="?f3 *sin($0 *(pi/180))"/>
                  <draw:equation draw:name="f13" draw:formula="?f3 *cos($0 *(pi/180))"/>
                  <draw:equation draw:name="f14" draw:formula="?f3 *sin($1 *(pi/180))"/>
                  <draw:equation draw:name="f15" draw:formula="?f3 *cos($1 *(pi/180))"/>
                  <draw:equation draw:name="f16" draw:formula="?f12 +10800"/>
                  <draw:equation draw:name="f17" draw:formula="?f13 +10800"/>
                  <draw:equation draw:name="f18" draw:formula="?f14 +10800"/>
                  <draw:equation draw:name="f19" draw:formula="?f15 +10800"/>
                  <draw:equation draw:name="f20" draw:formula="21600-?f3 "/>
                  <draw:equation draw:name="f21" draw:formula="13500*sin($1 *(pi/180))"/>
                  <draw:equation draw:name="f22" draw:formula="13500*cos($1 *(pi/180))"/>
                  <draw:equation draw:name="f23" draw:formula="?f21 +10800"/>
                  <draw:equation draw:name="f24" draw:formula="?f22 +10800"/>
                  <draw:equation draw:name="f25" draw:formula="$2 -2700"/>
                  <draw:equation draw:name="f26" draw:formula="?f25 *sin($1 *(pi/180))"/>
                  <draw:equation draw:name="f27" draw:formula="?f25 *cos($1 *(pi/180))"/>
                  <draw:equation draw:name="f28" draw:formula="?f26 +10800"/>
                  <draw:equation draw:name="f29" draw:formula="?f27 +10800"/>
                  <draw:equation draw:name="f30" draw:formula="($1+45)*pi/180"/>
                  <draw:equation draw:name="f31" draw:formula="sqrt(((?f29-?f24)*(?f29-?f24))+((?f28-?f23)*(?f28-?f23)))"/>
                  <draw:equation draw:name="f32" draw:formula="sqrt(2)/2*?f31"/>
                  <draw:equation draw:name="f33" draw:formula="?f32*sin(?f30)"/>
                  <draw:equation draw:name="f34" draw:formula="?f32*cos(?f30)"/>
                  <draw:equation draw:name="f35" draw:formula="?f28+?f33"/>
                  <draw:equation draw:name="f36" draw:formula="?f29+?f34"/>
                  <draw:handle draw:handle-position="10800 $0" draw:handle-polar="10800 10800" draw:handle-radius-range-minimum="10800" draw:handle-radius-range-maximum="10800"/>
                  <draw:handle draw:handle-position="$2 $1" draw:handle-polar="10800 10800" draw:handle-radius-range-minimum="0" draw:handle-radius-range-maximum="10800"/>
                </draw:enhanced-geometry>
              </draw:custom-shape>
              <draw:frame draw:style-name="gr4" draw:text-style-name="P3" draw:layer="layout" svg:width="4.826cm" svg:height="1.266cm" svg:x="30.455cm" svg:y="14.949cm">
                <draw:text-box>
                  <text:p text:style-name="P1"><text:span text:style-name="T1">Mining</text:span></text:p>
                </draw:text-box>
              </draw:frame>
            </draw:g>
            <draw:custom-shape draw:style-name="gr5" draw:text-style-name="P1" draw:layer="layout" svg:width="13.081cm" svg:height="12.192cm" svg:x="23.357cm" svg:y="8.241cm">
              <text:p/>
              <draw:enhanced-geometry svg:viewBox="0 0 21600 21600" draw:type="rectangle" draw:enhanced-path="M 0 0 L 21600 0 21600 21600 0 21600 0 0 Z N"/>
            </draw:custom-shape>
            <draw:frame draw:style-name="gr1" draw:text-style-name="P3" draw:layer="layout" svg:width="12.319cm" svg:height="1.397cm" svg:x="24.5cm" svg:y="18.782cm">
              <draw:text-box>
                <text:p text:style-name="P1"><text:span text:style-name="T1">Data Center</text:span></text:p>
              </draw:text-box>
            </draw:frame>
          </draw:g>
          <draw:frame draw:style-name="gr6" draw:text-style-name="P3" draw:layer="layout" svg:width="1.651cm" svg:height="1.27cm" svg:x="23.905cm" svg:y="9.032cm">
            <draw:text-box>
              <text:p text:style-name="P1"><text:span text:style-name="T1">(e)</text:span></text:p>
            </draw:text-box>
          </draw:frame>
        </draw:g>
        <draw:line draw:style-name="gr7" draw:text-style-name="P1" draw:layer="layout" svg:x1="42.716cm" svg:y1="1.508cm" svg:x2="42.716cm" svg:y2="40.116cm">
          <text:p/>
        </draw:line>
        <draw:connector draw:style-name="gr8" draw:text-style-name="P1" draw:layer="layout" svg:x1="30.088cm" svg:y1="27.107cm" svg:x2="30.088cm" svg:y2="20.433cm" draw:end-shape="id1" svg:d="M30088 27107v-6674" svg:viewBox="0 0 1 6675">
          <text:p/>
        </draw:connector>
        <draw:custom-shape draw:style-name="gr9" draw:text-style-name="P1" draw:layer="layout" svg:width="57.411cm" svg:height="40.012cm" svg:x="1cm" svg:y="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1.938cm" svg:height="2.794cm" svg:x="1cm" svg:y="1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9.167cm" svg:y1="1.559cm" svg:x2="19.167cm" svg:y2="40.167cm">
          <text:p/>
        </draw:line>
        <draw:g xml:id="id4" draw:id="id4">
          <draw:g>
            <draw:g>
              <draw:line draw:style-name="gr10" draw:text-style-name="P1" draw:layer="layout" svg:x1="51.628cm" svg:y1="30.16cm" svg:x2="51.628cm" svg:y2="33.209cm">
                <text:p/>
              </draw:line>
              <draw:line draw:style-name="gr11" draw:text-style-name="P1" draw:layer="layout" svg:x1="50.294cm" svg:y1="31.096cm" svg:x2="52.961cm" svg:y2="31.096cm">
                <text:p/>
              </draw:line>
              <draw:line draw:style-name="gr11" draw:text-style-name="P1" draw:layer="layout" svg:x1="50.294cm" svg:y1="34.156cm" svg:x2="51.628cm" svg:y2="33.14cm">
                <text:p/>
              </draw:line>
              <draw:line draw:style-name="gr11" draw:text-style-name="P1" draw:layer="layout" svg:x1="52.961cm" svg:y1="34.145cm" svg:x2="51.651cm" svg:y2="33.161cm">
                <text:p/>
              </draw:line>
              <draw:custom-shape draw:style-name="gr12" draw:text-style-name="P1" draw:layer="layout" svg:width="1.778cm" svg:height="1.525cm" svg:x="50.739cm" svg:y="28.55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1" draw:text-style-name="P3" draw:layer="layout" svg:width="4.799cm" svg:height="1.987cm" svg:x="49.205cm" svg:y="34.283cm">
                <draw:text-box>
                  <text:p text:style-name="P1"><text:span text:style-name="T1">Local Authority</text:span></text:p>
                </draw:text-box>
              </draw:frame>
            </draw:g>
            <draw:frame draw:style-name="gr6" draw:text-style-name="P3" draw:layer="layout" svg:width="1.651cm" svg:height="1.27cm" svg:x="49.351cm" svg:y="27.725cm">
              <draw:text-box>
                <text:p text:style-name="P1"><text:span text:style-name="T1">(c)</text:span></text:p>
              </draw:text-box>
            </draw:frame>
          </draw:g>
          <draw:custom-shape draw:style-name="gr5" draw:text-style-name="P1" draw:layer="layout" svg:width="9.779cm" svg:height="10.398cm" svg:x="46.919cm" svg:y="26.979cm">
            <text:p/>
            <draw:enhanced-geometry svg:viewBox="0 0 21600 21600" draw:type="rectangle" draw:enhanced-path="M 0 0 L 21600 0 21600 21600 0 21600 0 0 Z N"/>
          </draw:custom-shape>
        </draw:g>
        <draw:g xml:id="id5" draw:id="id5">
          <draw:g>
            <draw:g>
              <draw:custom-shape draw:style-name="gr2" draw:text-style-name="P1" draw:layer="layout" svg:width="8.89cm" svg:height="5.08cm" svg:x="47.678cm" svg:y="11.31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" draw:layer="layout" svg:width="3.429cm" svg:height="1.27cm" svg:x="52.504cm" svg:y="14.612cm">
                <text:p/>
                <draw:enhanced-geometry svg:viewBox="0 0 21600 21600" draw:type="rectangle" draw:enhanced-path="M 0 0 L 21600 0 21600 21600 0 21600 0 0 Z N"/>
              </draw:custom-shape>
              <draw:g>
                <draw:custom-shape draw:style-name="gr14" draw:text-style-name="P1" draw:layer="layout" svg:width="3.048cm" svg:height="2.159cm" svg:x="52.631cm" svg:y="12.072cm">
                  <text:p/>
                  <draw:enhanced-geometry draw:glue-point-type="segments" draw:type="mso-spt100" draw:modifiers="-95.0324229871727 -17.5266269996654" draw:enhanced-path="V 0 0 21600 21600 ?f5 ?f7 ?f1 ?f3 L 10800 10800 Z N">
                    <draw:equation draw:name="f0" draw:formula="10800*cos($0 *(pi/180))"/>
                    <draw:equation draw:name="f1" draw:formula="?f0 +10800"/>
                    <draw:equation draw:name="f2" draw:formula="10800*sin($0 *(pi/180))"/>
                    <draw:equation draw:name="f3" draw:formula="?f2 +10800"/>
                    <draw:equation draw:name="f4" draw:formula="10800*cos($1 *(pi/180))"/>
                    <draw:equation draw:name="f5" draw:formula="?f4 +10800"/>
                    <draw:equation draw:name="f6" draw:formula="10800*sin($1 *(pi/180))"/>
                    <draw:equation draw:name="f7" draw:formula="?f6 +10800"/>
                    <draw:handle draw:handle-position="10800 $0" draw:handle-polar="10800 10800" draw:handle-radius-range-minimum="10800" draw:handle-radius-range-maximum="10800"/>
                    <draw:handle draw:handle-position="10800 $1" draw:handle-polar="10800 10800" draw:handle-radius-range-minimum="10800" draw:handle-radius-range-maximum="10800"/>
                  </draw:enhanced-geometry>
                </draw:custom-shape>
                <draw:custom-shape draw:style-name="gr15" draw:text-style-name="P1" draw:layer="layout" svg:width="3.048cm" svg:height="2.159cm" svg:x="52.758cm" svg:y="11.945cm">
                  <text:p/>
                  <draw:enhanced-geometry draw:glue-point-type="segments" draw:type="mso-spt100" draw:modifiers="-17.3084574399264 -95.1793715682764" draw:enhanced-path="V 0 0 21600 21600 ?f5 ?f7 ?f1 ?f3 L 10800 10800 Z N">
                    <draw:equation draw:name="f0" draw:formula="10800*cos($0 *(pi/180))"/>
                    <draw:equation draw:name="f1" draw:formula="?f0 +10800"/>
                    <draw:equation draw:name="f2" draw:formula="10800*sin($0 *(pi/180))"/>
                    <draw:equation draw:name="f3" draw:formula="?f2 +10800"/>
                    <draw:equation draw:name="f4" draw:formula="10800*cos($1 *(pi/180))"/>
                    <draw:equation draw:name="f5" draw:formula="?f4 +10800"/>
                    <draw:equation draw:name="f6" draw:formula="10800*sin($1 *(pi/180))"/>
                    <draw:equation draw:name="f7" draw:formula="?f6 +10800"/>
                    <draw:handle draw:handle-position="10800 $0" draw:handle-polar="10800 10800" draw:handle-radius-range-minimum="10800" draw:handle-radius-range-maximum="10800"/>
                    <draw:handle draw:handle-position="10800 $1" draw:handle-polar="10800 10800" draw:handle-radius-range-minimum="10800" draw:handle-radius-range-maximum="10800"/>
                  </draw:enhanced-geometry>
                </draw:custom-shape>
              </draw:g>
              <draw:g>
                <draw:custom-shape draw:style-name="gr2" draw:text-style-name="P1" draw:layer="layout" svg:width="3.937cm" svg:height="2.54cm" svg:x="48.059cm" svg:y="13.342cm">
                  <text:p/>
                  <draw:enhanced-geometry svg:viewBox="0 0 21600 21600" draw:type="rectangle" draw:enhanced-path="M 0 0 L 21600 0 21600 21600 0 21600 0 0 Z N"/>
                </draw:custom-shape>
                <draw:g>
                  <draw:g>
                    <draw:line draw:style-name="gr16" draw:text-style-name="P1" draw:layer="layout" svg:x1="48.334cm" svg:y1="13.66cm" svg:x2="48.334cm" svg:y2="15.565cm">
                      <text:p/>
                    </draw:line>
                    <draw:line draw:style-name="gr16" draw:text-style-name="P1" draw:layer="layout" svg:x1="48.334cm" svg:y1="15.565cm" svg:x2="51.722cm" svg:y2="15.565cm">
                      <text:p/>
                    </draw:line>
                  </draw:g>
                  <draw:custom-shape draw:style-name="gr17" draw:text-style-name="P1" draw:layer="layout" svg:width="3.175cm" svg:height="1.27cm" svg:x="48.418cm" svg:y="14.204cm">
                    <text:p/>
        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        </draw:custom-shape>
                </draw:g>
              </draw:g>
              <draw:custom-shape draw:style-name="gr17" draw:text-style-name="P1" draw:layer="layout" svg:width="3.937cm" svg:height="1.27cm" svg:x="48.059cm" svg:y="11.691cm">
                <text:p/>
                <draw:enhanced-geometry svg:viewBox="0 0 21600 21600" draw:type="rectangle" draw:enhanced-path="M 0 0 L 21600 0 21600 21600 0 21600 0 0 Z N"/>
              </draw:custom-shape>
              <draw:frame draw:style-name="gr6" draw:text-style-name="P3" draw:layer="layout" svg:width="8.89cm" svg:height="1.27cm" svg:x="47.678cm" svg:y="16.771cm">
                <draw:text-box>
                  <text:p text:style-name="P1"><text:span text:style-name="T1">Report Tool</text:span></text:p>
                </draw:text-box>
              </draw:frame>
            </draw:g>
            <draw:frame draw:style-name="gr6" draw:text-style-name="P3" draw:layer="layout" svg:width="2.286cm" svg:height="1.27cm" svg:x="45.9cm" svg:y="10.132cm">
              <draw:text-box>
                <text:p text:style-name="P1"><text:span text:style-name="T1">(f)</text:span></text:p>
              </draw:text-box>
            </draw:frame>
          </draw:g>
          <draw:custom-shape draw:style-name="gr5" draw:text-style-name="P1" draw:layer="layout" svg:width="11.811cm" svg:height="10.779cm" svg:x="45.905cm" svg:y="8.948cm">
            <text:p/>
            <draw:enhanced-geometry svg:viewBox="0 0 21600 21600" draw:type="rectangle" draw:enhanced-path="M 0 0 L 21600 0 21600 21600 0 21600 0 0 Z N"/>
          </draw:custom-shape>
        </draw:g>
        <draw:connector draw:style-name="gr18" draw:text-style-name="P1" draw:layer="layout" svg:x1="8.19cm" svg:y1="27.67cm" svg:x2="8.19cm" svg:y2="19.338cm" draw:start-shape="id2" draw:start-glue-point="0" draw:end-shape="id3" draw:end-glue-point="2" svg:d="M8190 27670v-8332" svg:viewBox="0 0 1 8333">
          <text:p/>
        </draw:connector>
        <draw:connector draw:style-name="gr18" draw:text-style-name="P1" draw:layer="layout" svg:x1="51.808cm" svg:y1="26.979cm" svg:x2="51.808cm" svg:y2="19.727cm" draw:start-shape="id4" draw:start-glue-point="0" draw:end-shape="id5" draw:end-glue-point="2" svg:d="M51808 26979v-7252" svg:viewBox="0 0 1 7253">
          <text:p/>
        </draw:connector>
        <draw:connector draw:style-name="gr19" draw:text-style-name="P1" draw:layer="layout" svg:x1="14.35cm" svg:y1="14.337cm" svg:x2="23.357cm" svg:y2="14.337cm" draw:start-shape="id3" draw:start-glue-point="1" draw:end-shape="id1" draw:end-glue-point="3" svg:d="M14350 14337h9007" svg:viewBox="0 0 9008 1">
          <text:p/>
        </draw:connector>
        <draw:connector draw:style-name="gr20" draw:text-style-name="P1" draw:layer="layout" svg:x1="45.9cm" svg:y1="14.337cm" svg:x2="36.819cm" svg:y2="14.337cm" draw:start-shape="id5" draw:start-glue-point="3" draw:end-shape="id1" draw:end-glue-point="1" svg:d="M45900 14337h-9081" svg:viewBox="0 0 9082 1">
          <text:p/>
        </draw:connector>
        <draw:frame draw:style-name="gr21" draw:text-style-name="P3" draw:layer="layout" svg:width="4.699cm" svg:height="1.119cm" svg:x="7.593cm" svg:y="22.146cm">
          <draw:text-box>
            <text:p text:style-name="P1"><text:span text:style-name="T1">carries</text:span></text:p>
          </draw:text-box>
        </draw:frame>
        <draw:frame draw:style-name="gr21" draw:text-style-name="P3" draw:layer="layout" svg:width="8.636cm" svg:height="1.987cm" svg:x="14.732cm" svg:y="15.24cm">
          <draw:text-box>
            <text:p text:style-name="P1"><text:span text:style-name="T1">sends sensor data &gt;</text:span></text:p>
            <text:p text:style-name="P1"><text:span text:style-name="T1">&lt; sends information</text:span></text:p>
          </draw:text-box>
        </draw:frame>
        <draw:frame draw:style-name="gr21" draw:text-style-name="P3" draw:layer="layout" svg:width="7.747cm" svg:height="1.119cm" svg:x="37.476cm" svg:y="15.068cm">
          <draw:text-box>
            <text:p text:style-name="P1"><text:span text:style-name="T1">&lt; queries agg. data</text:span></text:p>
          </draw:text-box>
        </draw:frame>
        <draw:frame draw:style-name="gr21" draw:text-style-name="P3" draw:layer="layout" svg:width="7.493cm" svg:height="1.119cm" svg:x="28.368cm" svg:y="22.146cm">
          <draw:text-box>
            <text:p text:style-name="P1"><text:span text:style-name="T1">operates</text:span></text:p>
          </draw:text-box>
        </draw:frame>
        <draw:frame draw:style-name="gr6" draw:text-style-name="P3" draw:layer="layout" svg:width="7.493cm" svg:height="1.27cm" svg:x="49.607cm" svg:y="22.07cm">
          <draw:text-box>
            <text:p text:style-name="P1"><text:span text:style-name="T1">uses</text:span></text:p>
          </draw:text-box>
        </draw:frame>
        <draw:g xml:id="id13" draw:id="id13">
          <draw:g>
            <draw:g>
              <draw:line draw:style-name="gr10" draw:text-style-name="P1" draw:layer="layout" svg:x1="29.908cm" svg:y1="30.16cm" svg:x2="29.908cm" svg:y2="33.209cm">
                <text:p/>
              </draw:line>
              <draw:line draw:style-name="gr11" draw:text-style-name="P1" draw:layer="layout" svg:x1="28.574cm" svg:y1="31.096cm" svg:x2="31.241cm" svg:y2="31.096cm">
                <text:p/>
              </draw:line>
              <draw:line draw:style-name="gr11" draw:text-style-name="P1" draw:layer="layout" svg:x1="28.574cm" svg:y1="34.156cm" svg:x2="29.908cm" svg:y2="33.14cm">
                <text:p/>
              </draw:line>
              <draw:line draw:style-name="gr11" draw:text-style-name="P1" draw:layer="layout" svg:x1="31.241cm" svg:y1="34.145cm" svg:x2="29.931cm" svg:y2="33.161cm">
                <text:p/>
              </draw:line>
              <draw:custom-shape draw:style-name="gr12" draw:text-style-name="P1" draw:layer="layout" svg:width="1.778cm" svg:height="1.525cm" svg:x="29.019cm" svg:y="28.55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1" draw:text-style-name="P3" draw:layer="layout" svg:width="4.799cm" svg:height="1.987cm" svg:x="27.485cm" svg:y="34.283cm">
                <draw:text-box>
                  <text:p text:style-name="P1"><text:span text:style-name="T1">System Provider</text:span></text:p>
                </draw:text-box>
              </draw:frame>
            </draw:g>
            <draw:frame draw:style-name="gr6" draw:text-style-name="P3" draw:layer="layout" svg:width="1.651cm" svg:height="1.27cm" svg:x="27.631cm" svg:y="27.725cm">
              <draw:text-box>
                <text:p text:style-name="P1"><text:span text:style-name="T1">(b)</text:span></text:p>
              </draw:text-box>
            </draw:frame>
          </draw:g>
          <draw:custom-shape draw:style-name="gr5" draw:text-style-name="P1" draw:layer="layout" svg:width="9.779cm" svg:height="10.398cm" svg:x="25.199cm" svg:y="26.979cm">
            <text:p/>
            <draw:enhanced-geometry svg:viewBox="0 0 21600 21600" draw:type="rectangle" draw:enhanced-path="M 0 0 L 21600 0 21600 21600 0 21600 0 0 Z N"/>
          </draw:custom-shape>
        </draw:g>
        <draw:g xml:id="id2" draw:id="id2">
          <draw:g>
            <draw:g>
              <draw:line draw:style-name="gr10" draw:text-style-name="P1" draw:layer="layout" svg:x1="8.01cm" svg:y1="30.851cm" svg:x2="8.01cm" svg:y2="33.9cm">
                <text:p/>
              </draw:line>
              <draw:line draw:style-name="gr11" draw:text-style-name="P1" draw:layer="layout" svg:x1="6.676cm" svg:y1="31.787cm" svg:x2="9.343cm" svg:y2="31.787cm">
                <text:p/>
              </draw:line>
              <draw:line draw:style-name="gr11" draw:text-style-name="P1" draw:layer="layout" svg:x1="6.676cm" svg:y1="34.847cm" svg:x2="8.01cm" svg:y2="33.831cm">
                <text:p/>
              </draw:line>
              <draw:line draw:style-name="gr11" draw:text-style-name="P1" draw:layer="layout" svg:x1="9.343cm" svg:y1="34.836cm" svg:x2="8.033cm" svg:y2="33.852cm">
                <text:p/>
              </draw:line>
              <draw:custom-shape draw:style-name="gr12" draw:text-style-name="P1" draw:layer="layout" svg:width="1.778cm" svg:height="1.525cm" svg:x="7.121cm" svg:y="29.24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1" draw:text-style-name="P3" draw:layer="layout" svg:width="4.799cm" svg:height="1.397cm" svg:x="5.587cm" svg:y="34.974cm">
                <draw:text-box>
                  <text:p text:style-name="P1"><text:span text:style-name="T1">Citizen</text:span></text:p>
                </draw:text-box>
              </draw:frame>
            </draw:g>
            <draw:frame draw:style-name="gr6" draw:text-style-name="P3" draw:layer="layout" svg:width="1.651cm" svg:height="1.27cm" svg:x="5.733cm" svg:y="28.416cm">
              <draw:text-box>
                <text:p text:style-name="P1"><text:span text:style-name="T1">(a)</text:span></text:p>
              </draw:text-box>
            </draw:frame>
          </draw:g>
          <draw:custom-shape draw:style-name="gr5" draw:text-style-name="P1" draw:layer="layout" svg:width="9.779cm" svg:height="10.398cm" svg:x="3.301cm" svg:y="27.67cm">
            <text:p/>
            <draw:enhanced-geometry svg:viewBox="0 0 21600 21600" draw:type="rectangle" draw:enhanced-path="M 0 0 L 21600 0 21600 21600 0 21600 0 0 Z N"/>
          </draw:custom-shape>
        </draw:g>
        <draw:g xml:id="id3" draw:id="id3">
          <draw:g>
            <draw:g>
              <draw:custom-shape draw:style-name="gr22" draw:text-style-name="P1" draw:layer="layout" svg:width="4.318cm" svg:height="6.01cm" svg:x="4.317cm" svg:y="10.81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23" draw:text-style-name="P4" draw:layer="layout" svg:width="3.632cm" svg:height="1.843cm" svg:x="4.719cm" svg:y="14.146cm">
                <draw:text-box>
                  <text:p text:style-name="P1"><text:span text:style-name="T2">Mobile Device</text:span></text:p>
                </draw:text-box>
              </draw:frame>
              <draw:g>
                <draw:path draw:style-name="gr24" draw:text-style-name="P5" draw:layer="layout" svg:width="2.171cm" svg:height="0.634cm" svg:x="5.425cm" svg:y="11.882cm" svg:viewBox="0 0 2172 635" svg:d="M1080 0c105-1 206 5 303 19 96 15 189 38 278 71 90 32 176 75 261 126 84 52 166 114 247 186l3 198c-80-70-163-130-248-181-84-50-171-92-261-124-90-31-183-55-279-69-97-15-198-22-303-20s-206 12-302 29c-96 18-188 45-277 79-89 35-175 79-257 132-83 54-163 117-242 189l-3-198c78-74 159-139 241-193 83-55 168-100 256-135 88-36 180-62 276-80 96-17 196-27 302-29z">
                  <text:p/>
                </draw:path>
                <draw:path draw:style-name="gr24" draw:text-style-name="P5" draw:layer="layout" svg:width="2.171cm" svg:height="0.634cm" svg:x="5.437cm" svg:y="12.657cm" svg:viewBox="0 0 2172 635" svg:d="M1080 0c105-1 206 5 303 19 96 15 189 38 278 71 90 32 176 75 261 126 84 52 166 114 247 186l3 198c-80-70-163-130-248-181-84-50-171-92-261-124-90-31-183-55-279-69-97-15-198-22-303-20s-206 12-302 29c-96 18-188 45-277 79-89 35-175 79-257 132-83 54-163 117-242 189l-3-198c78-74 159-139 241-193 83-55 168-100 256-135 88-36 180-62 276-80 96-17 196-27 302-29z">
                  <text:p/>
                </draw:path>
                <draw:path draw:style-name="gr24" draw:text-style-name="P5" draw:layer="layout" svg:width="2.171cm" svg:height="0.634cm" svg:x="5.45cm" svg:y="13.431cm" svg:viewBox="0 0 2172 635" svg:d="M1080 0c105-1 206 5 303 19 96 15 189 38 278 71 90 32 176 75 261 126 84 52 166 114 247 186l3 198c-80-70-163-130-248-181-84-50-171-92-261-124-90-31-183-55-279-69-97-15-198-22-303-20s-206 12-302 29c-96 18-188 45-277 79-89 35-175 79-257 132-83 54-163 117-242 189l-3-198c78-74 159-139 241-193 83-55 168-100 256-135 88-36 180-62 276-80 96-17 196-27 302-29z">
                  <text:p/>
                </draw:path>
              </draw:g>
            </draw:g>
            <draw:frame draw:style-name="gr6" draw:text-style-name="P3" draw:layer="layout" svg:width="1.651cm" svg:height="1.27cm" svg:x="2.641cm" svg:y="9.735cm">
              <draw:text-box>
                <text:p text:style-name="P1"><text:span text:style-name="T1">(d)</text:span></text:p>
              </draw:text-box>
            </draw:frame>
          </draw:g>
          <draw:custom-shape draw:style-name="gr5" draw:text-style-name="P1" draw:layer="layout" svg:width="12.319cm" svg:height="10.002cm" svg:x="2.031cm" svg:y="9.3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5" draw:text-style-name="P2" draw:layer="layout" svg:width="7.239cm" svg:height="1.524cm" svg:x="3.174cm" svg:y="17.56cm">
            <draw:text-box>
              <text:p><text:span text:style-name="T1">Sensor Collector</text:span></text:p>
            </draw:text-box>
          </draw:frame>
          <draw:g>
            <draw:custom-shape draw:style-name="gr3" draw:text-style-name="P1" draw:layer="layout" svg:width="2.54cm" svg:height="2.413cm" svg:x="10.286cm" svg:y="12.226cm">
              <text:p/>
              <draw:enhanced-geometry svg:viewBox="0 0 21600 21600" draw:text-areas="0 0 21600 21600" draw:type="circular-arrow" draw:modifiers="180 151.323565458287 9509.76261726659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frame draw:style-name="gr4" draw:text-style-name="P3" draw:layer="layout" svg:width="4.826cm" svg:height="1.266cm" svg:x="9.143cm" svg:y="14.897cm">
              <draw:text-box>
                <text:p text:style-name="P1"><text:span text:style-name="T1">Mining</text:span></text:p>
              </draw:text-box>
            </draw:frame>
          </draw:g>
        </draw:g>
        <draw:frame draw:style-name="gr25" draw:text-style-name="P6" xml:id="id7" draw:id="id7" draw:layer="layout" svg:width="4.826cm" svg:height="1.524cm" svg:x="16.367cm" svg:y="13.009cm">
          <draw:text-box>
            <text:p text:style-name="P1"><text:span text:style-name="T3">HTTP</text:span></text:p>
          </draw:text-box>
        </draw:frame>
        <draw:frame draw:style-name="gr25" draw:text-style-name="P6" xml:id="id10" draw:id="id10" draw:layer="layout" svg:width="4.826cm" svg:height="1.524cm" svg:x="38.933cm" svg:y="13.084cm">
          <draw:text-box>
            <text:p text:style-name="P1"><text:span text:style-name="T3">HTTP</text:span></text:p>
          </draw:text-box>
        </draw:frame>
        <draw:g>
          <draw:g>
            <draw:g>
              <draw:line draw:style-name="gr26" draw:text-style-name="P1" draw:layer="layout" svg:x1="68.066cm" svg:y1="23.674cm" svg:x2="68.066cm" svg:y2="26.723cm">
                <text:p/>
              </draw:line>
              <draw:line draw:style-name="gr27" draw:text-style-name="P1" draw:layer="layout" svg:x1="66.732cm" svg:y1="24.61cm" svg:x2="69.399cm" svg:y2="24.61cm">
                <text:p/>
              </draw:line>
              <draw:line draw:style-name="gr27" draw:text-style-name="P1" draw:layer="layout" svg:x1="66.732cm" svg:y1="27.67cm" svg:x2="68.066cm" svg:y2="26.654cm">
                <text:p/>
              </draw:line>
              <draw:line draw:style-name="gr27" draw:text-style-name="P1" draw:layer="layout" svg:x1="69.399cm" svg:y1="27.659cm" svg:x2="68.089cm" svg:y2="26.675cm">
                <text:p/>
              </draw:line>
              <draw:custom-shape draw:style-name="gr28" draw:text-style-name="P1" draw:layer="layout" svg:width="1.778cm" svg:height="1.525cm" svg:x="67.177cm" svg:y="22.06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29" draw:text-style-name="P7" draw:layer="layout" svg:width="4.799cm" svg:height="1.397cm" svg:x="65.643cm" svg:y="27.797cm">
                <draw:text-box>
                  <text:p text:style-name="P1"><text:span text:style-name="T4">Criminal</text:span></text:p>
                </draw:text-box>
              </draw:frame>
            </draw:g>
            <draw:frame draw:style-name="gr30" draw:text-style-name="P7" draw:layer="layout" svg:width="1.651cm" svg:height="1.27cm" svg:x="65.789cm" svg:y="21.239cm">
              <draw:text-box>
                <text:p text:style-name="P1"><text:span text:style-name="T4">(g)</text:span></text:p>
              </draw:text-box>
            </draw:frame>
          </draw:g>
          <draw:custom-shape draw:style-name="gr31" draw:text-style-name="P1" draw:layer="layout" svg:width="8.382cm" svg:height="8.636cm" svg:x="63.992cm" svg:y="20.812cm">
            <text:p/>
            <draw:enhanced-geometry svg:viewBox="0 0 21600 21600" draw:type="rectangle" draw:enhanced-path="M 0 0 L 21600 0 21600 21600 0 21600 0 0 Z N"/>
          </draw:custom-shape>
        </draw:g>
        <draw:custom-shape draw:style-name="gr32" draw:text-style-name="P8" xml:id="id6" draw:id="id6" draw:layer="layout" svg:width="8.382cm" svg:height="2.032cm" svg:x="14.589cm" svg:y="22.955cm">
          <text:p text:style-name="P1"><text:span text:style-name="T5">Unencrypted </text:span></text:p>
          <text:p text:style-name="P1"><text:span text:style-name="T5">Data Transmis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" draw:text-style-name="P1" draw:layer="layout" svg:x1="18.78cm" svg:y1="22.955cm" svg:x2="18.78cm" svg:y2="14.533cm" draw:start-shape="id6" draw:start-glue-point="0" draw:end-shape="id7" draw:end-glue-point="2" svg:d="M18780 22955v-8422" svg:viewBox="0 0 1 8423">
          <text:p/>
        </draw:connector>
        <draw:custom-shape draw:style-name="gr32" draw:text-style-name="P8" xml:id="id14" draw:id="id14" draw:layer="layout" svg:width="8.382cm" svg:height="2.032cm" svg:x="16.456cm" svg:y="2.079cm">
          <text:p text:style-name="P1"><text:span text:style-name="T5">Inadequate </text:span></text:p>
          <text:p text:style-name="P1"><text:span text:style-name="T5">Access Ru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8" xml:id="id8" draw:id="id8" draw:layer="layout" svg:width="8.382cm" svg:height="2.032cm" svg:x="15.94cm" svg:y="31.853cm">
          <text:p text:style-name="P1"><text:span text:style-name="T5">Unaware </text:span></text:p>
          <text:p text:style-name="P1"><text:span text:style-name="T5">Monitoring Subjec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" draw:text-style-name="P1" draw:layer="layout" svg:x1="15.94cm" svg:y1="32.869cm" svg:x2="13.08cm" svg:y2="32.869cm" draw:start-shape="id8" draw:start-glue-point="3" draw:end-shape="id2" svg:d="M15940 32869h-2860" svg:viewBox="0 0 2861 1">
          <text:p/>
        </draw:connector>
        <draw:custom-shape draw:style-name="gr32" draw:text-style-name="P8" xml:id="id9" draw:id="id9" draw:layer="layout" svg:width="8.382cm" svg:height="2.032cm" svg:x="37.155cm" svg:y="22.955cm">
          <text:p text:style-name="P1"><text:span text:style-name="T5">Unencrypted </text:span></text:p>
          <text:p text:style-name="P1"><text:span text:style-name="T5">Data Transmis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" draw:text-style-name="P1" draw:layer="layout" svg:x1="41.346cm" svg:y1="22.955cm" svg:x2="41.346cm" svg:y2="14.608cm" draw:start-shape="id9" draw:end-shape="id10" draw:end-glue-point="2" svg:d="M41346 22955v-8347" svg:viewBox="0 0 1 8348">
          <text:p/>
        </draw:connector>
        <draw:custom-shape draw:style-name="gr32" draw:text-style-name="P8" xml:id="id11" draw:id="id11" draw:layer="layout" svg:width="9.271cm" svg:height="2.032cm" svg:x="36.228cm" svg:y="2.079cm">
          <text:p text:style-name="P1"><text:span text:style-name="T5">Insufficiently </text:span></text:p>
          <text:p text:style-name="P1"><text:span text:style-name="T5">Secured Infrastruct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" draw:text-style-name="P1" draw:layer="layout" draw:line-skew="0.063cm" svg:x1="40.863cm" svg:y1="4.111cm" svg:x2="51.808cm" svg:y2="8.948cm" draw:start-shape="id11" draw:start-glue-point="2" draw:end-shape="id5" draw:end-glue-point="0" svg:d="M40863 4111v2507h10945v2330" svg:viewBox="0 0 10946 4838">
          <text:p/>
        </draw:connector>
        <draw:custom-shape draw:style-name="gr32" draw:text-style-name="P8" xml:id="id12" draw:id="id12" draw:layer="layout" svg:width="8.382cm" svg:height="2.032cm" svg:x="37.006cm" svg:y="31.162cm">
          <text:p text:style-name="P1"><text:span text:style-name="T5">Inadequate </text:span></text:p>
          <text:p text:style-name="P1"><text:span text:style-name="T5">Access Ru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" draw:text-style-name="P1" draw:layer="layout" svg:x1="37.006cm" svg:y1="32.178cm" svg:x2="34.978cm" svg:y2="32.178cm" draw:start-shape="id12" draw:end-shape="id13" draw:end-glue-point="1" svg:d="M37006 32178h-2028" svg:viewBox="0 0 2029 1">
          <text:p/>
        </draw:connector>
        <draw:connector draw:style-name="gr33" draw:text-style-name="P1" draw:layer="layout" svg:x1="45.388cm" svg:y1="32.178cm" svg:x2="46.919cm" svg:y2="32.178cm" draw:start-shape="id12" draw:start-glue-point="1" draw:end-shape="id4" draw:end-glue-point="3" svg:d="M45388 32178h1531" svg:viewBox="0 0 1532 1">
          <text:p/>
        </draw:connector>
        <draw:connector draw:style-name="gr33" draw:text-style-name="P1" draw:layer="layout" draw:line-skew="0.416cm" svg:x1="40.863cm" svg:y1="4.111cm" svg:x2="30.088cm" svg:y2="8.241cm" draw:start-shape="id11" draw:start-glue-point="2" draw:end-shape="id1" svg:d="M40863 4111v2507h-10775v1623" svg:viewBox="0 0 10776 4131">
          <text:p/>
        </draw:connector>
        <draw:connector draw:style-name="gr33" draw:text-style-name="P1" draw:layer="layout" draw:line-skew="-0.131cm" svg:x1="40.863cm" svg:y1="4.111cm" svg:x2="8.19cm" svg:y2="9.336cm" draw:start-shape="id11" draw:start-glue-point="2" draw:end-shape="id3" draw:end-glue-point="0" svg:d="M40863 4111v2507h-32673v2718" svg:viewBox="0 0 32674 5226">
          <text:p/>
        </draw:connector>
        <draw:connector draw:style-name="gr33" draw:text-style-name="P1" draw:layer="layout" draw:line-skew="-0.099cm" svg:x1="20.647cm" svg:y1="4.111cm" svg:x2="8.19cm" svg:y2="9.336cm" draw:start-shape="id14" draw:start-glue-point="2" draw:end-shape="id3" draw:end-glue-point="0" svg:d="M20647 4111v2539h-12457v2686" svg:viewBox="0 0 12458 5226">
          <text:p/>
        </draw:connector>
        <draw:connector draw:style-name="gr33" draw:text-style-name="P1" draw:layer="layout" draw:line-skew="0.448cm" svg:x1="20.647cm" svg:y1="4.111cm" svg:x2="30.088cm" svg:y2="8.241cm" draw:start-shape="id14" draw:start-glue-point="2" draw:end-shape="id1" draw:end-glue-point="0" svg:d="M20647 4111v2539h9441v1591" svg:viewBox="0 0 9442 4131">
          <text:p/>
        </draw:connector>
        <draw:connector draw:style-name="gr33" draw:text-style-name="P1" draw:layer="layout" svg:x1="20.647cm" svg:y1="4.111cm" svg:x2="51.808cm" svg:y2="8.948cm" draw:start-shape="id14" draw:start-glue-point="2" draw:end-shape="id5" draw:end-glue-point="0" svg:d="M20647 4111v2444h31161v2393" svg:viewBox="0 0 31162 483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jeeling </meta:initial-creator>
    <meta:creation-date>2014-07-22T20:42:15.348714793</meta:creation-date>
    <dc:date>2014-10-05T02:33:42.348297909</dc:date>
    <dc:creator>darjeeling </dc:creator>
    <meta:editing-duration>PT32M26S</meta:editing-duration>
    <meta:editing-cycles>20</meta:editing-cycles>
    <meta:generator>LibreOffice/4.2.6.3$Linux_X86_64 LibreOffice_project/420m0$Build-3</meta:generator>
    <meta:document-statistic meta:object-count="123"/>
  </office:meta>
</office:document-meta>
</file>